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8D4F09A2.gif"/>
  <manifest:file-entry manifest:media-type="image/gif" manifest:full-path="Pictures/100002000000002000000020F3908A3F.gif"/>
  <manifest:file-entry manifest:media-type="image/gif" manifest:full-path="Pictures/10000200000000200000002099DDD2C6.gif"/>
  <manifest:file-entry manifest:media-type="image/gif" manifest:full-path="Pictures/100002000000002000000020C5E01EB6.gif"/>
  <manifest:file-entry manifest:media-type="image/gif" manifest:full-path="Pictures/10000200000000200000002037417DDE.gif"/>
  <manifest:file-entry manifest:media-type="image/gif" manifest:full-path="Pictures/100002000000002000000020EDF8C89B.gif"/>
  <manifest:file-entry manifest:media-type="image/gif" manifest:full-path="Pictures/1000020000000020000000209E468E67.gif"/>
  <manifest:file-entry manifest:media-type="image/gif" manifest:full-path="Pictures/100002000000002000000020B2D8A011.gif"/>
  <manifest:file-entry manifest:media-type="" manifest:full-path="Pictures/TablePreview1.svm"/>
  <manifest:file-entry manifest:media-type="image/gif" manifest:full-path="Pictures/100002000000002000000020634DAE1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8080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co1" style:family="table-column">
      <style:table-column-properties style:column-width="2.717cm" style:use-optimal-column-width="false"/>
    </style:style>
    <style:style style:name="co2" style:family="table-column">
      <style:table-column-properties style:column-width="4.456cm" style:use-optimal-column-width="false"/>
    </style:style>
    <style:style style:name="co3" style:family="table-column">
      <style:table-column-properties style:column-width="4.457cm" style:use-optimal-column-width="false"/>
    </style:style>
    <style:style style:name="ro1" style:family="table-row">
      <style:table-row-properties style:row-height="1.447cm"/>
    </style:style>
    <style:style style:name="ro2" style:family="table-row">
      <style:table-row-properties style:row-height="3.645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-left="none" fo:border-right="0.02cm solid #000000" fo:border-top="none" fo:border-bottom="0.02cm solid #000000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-left="0.02cm solid #000000" fo:border-right="0.02cm solid #000000" fo:border-top="none" fo:border-bottom="0.02cm solid #000000" style:punctuation-wrap="hanging" style:line-break="strict"/>
      <style:text-properties fo:font-family="Arial" style:font-family-generic="swiss" style:font-pitch="variable" fo:font-size="28pt" style:font-size-asian="28pt" style:font-size-complex="2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2cm solid #000000" fo:border-right="0.02cm solid #000000" fo:border-top="none" fo:border-bottom="0.02cm solid #000000" style:punctuation-wrap="hanging" style:line-break="strict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2cm solid #000000" fo:border-right="none" fo:border-top="none" fo:border-bottom="0.02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center" fo:text-indent="0cm" fo:border-left="none" fo:border-right="0.02cm solid #000000" fo:border-top="0.02cm solid #000000" fo:border-bottom="0.02cm solid #000000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2cm solid #000000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-left="0.02cm solid #000000" fo:border-right="none" fo:border-top="0.02cm solid #000000" fo:border-bottom="0.02cm solid #000000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-left="none" fo:border-right="0.02cm solid #000000" fo:border-top="0.02cm solid #000000" fo:border-bottom="none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-left="0.02cm solid #000000" fo:border-right="0.02cm solid #000000" fo:border-top="0.02cm solid #000000" fo:border-bottom="none" style:punctuation-wrap="hanging" style:line-break="strict"/>
      <style:text-properties fo:font-size="28pt" style:font-size-asian="28pt" style:font-size-complex="28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center" fo:text-indent="0cm" fo:border-left="0.02cm solid #000000" fo:border-right="0.02cm solid #000000" fo:border-top="0.02cm solid #000000" fo:border-bottom="none" style:punctuation-wrap="hanging" style:line-break="stric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center" fo:text-indent="0cm" fo:border-left="0.02cm solid #000000" fo:border-right="none" fo:border-top="0.02cm solid #000000" fo:border-bottom="none" style:punctuation-wrap="hanging" style:line-break="strict"/>
    </style:style>
    <style:style style:name="P1" style:family="paragraph">
      <style:paragraph-properties fo:margin-left="0cm" fo:margin-right="0cm" fo:margin-top="0.176cm" fo:margin-bottom="0cm" fo:text-align="center" fo:text-indent="0cm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P2" style:family="paragraph">
      <style:paragraph-properties fo:margin-left="0cm" fo:margin-right="0cm" fo:margin-top="0.176cm" fo:margin-bottom="0cm" fo:text-align="center" fo:text-indent="0cm" style:punctuation-wrap="hanging" style:line-break="strict"/>
      <style:text-properties fo:font-family="Arial" style:font-family-generic="swiss" style:font-pitch="variable"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246cm" fo:margin-bottom="0cm" fo:text-align="center" fo:text-indent="0cm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 style:writing-mode="lr-tb"/>
    </style:style>
    <style:style style:name="T1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2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3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Arial" style:font-family-generic="swiss" style:font-pitch="variable" fo:font-size="20pt" style:font-size-asian="20pt" style:font-size-complex="20pt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layer="layout" svg:width="16.085cm" svg:height="12.381cm" svg:x="2.54cm" svg:y="3.175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Radius</text:span></text:p>
              </table:table-cell>
              <table:table-cell table:style-name="ce2">
                <text:p text:style-name="P2"><text:span text:style-name="T2">SBP</text:span></text:p>
              </table:table-cell>
              <table:table-cell table:style-name="ce3">
                <text:p text:style-name="P3"><text:span text:style-name="T3">GN</text:span></text:p>
              </table:table-cell>
              <table:table-cell table:style-name="ce4">
                <text:p text:style-name="P3"><text:span text:style-name="T3">GREIT</text:span></text:p>
              </table:table-cell>
            </table:table-row>
            <table:table-row table:style-name="ro2" table:default-cell-style-name="ce6">
              <table:table-cell table:style-name="ce5">
                <text:p text:style-name="P4"><text:span text:style-name="T4"><text:line-break/></text:span><text:span text:style-name="T4"><text:line-break/></text:span><text:span text:style-name="T4">79%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5">
                <text:p text:style-name="P4"><text:span text:style-name="T4"><text:line-break/></text:span><text:span text:style-name="T4"><text:line-break/></text:span><text:span text:style-name="T4">59%</text:span></text:p>
              </table:table-cell>
              <table:table-cell/>
              <table:table-cell/>
              <table:table-cell table:style-name="ce7"/>
            </table:table-row>
            <table:table-row table:style-name="ro2">
              <table:table-cell table:style-name="ce8">
                <text:p text:style-name="P1"><text:span text:style-name="T4"><text:line-break/></text:span><text:span text:style-name="T4"><text:line-break/></text:span><text:span text:style-name="T4">4%</text:span></text:p>
              </table:table-cell>
              <table:table-cell table:style-name="ce9"/>
              <table:table-cell table:style-name="ce10"/>
              <table:table-cell table:style-name="ce11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3.404cm" svg:height="3.404cm" svg:x="5.927cm" svg:y="4.727cm">
          <draw:image xlink:href="Pictures/100002000000002000000020EDF8C89B.gif" xlink:type="simple" xlink:show="embed" xlink:actuate="onLoad">
            <text:p/>
          </draw:image>
        </draw:frame>
        <draw:frame draw:style-name="gr2" draw:text-style-name="P5" draw:layer="layout" svg:width="3.404cm" svg:height="3.404cm" svg:x="10.295cm" svg:y="4.727cm">
          <draw:image xlink:href="Pictures/10000200000000200000002099DDD2C6.gif" xlink:type="simple" xlink:show="embed" xlink:actuate="onLoad">
            <text:p text:style-name="P6"><text:span text:style-name="T5"><text:s/></text:span><text:span text:style-name="T5">i</text:span></text:p>
          </draw:image>
        </draw:frame>
        <draw:frame draw:style-name="gr1" draw:text-style-name="P5" draw:layer="layout" svg:width="3.404cm" svg:height="3.404cm" svg:x="14.775cm" svg:y="4.727cm">
          <draw:image xlink:href="Pictures/10000200000000200000002037417DDE.gif" xlink:type="simple" xlink:show="embed" xlink:actuate="onLoad">
            <text:p/>
          </draw:image>
        </draw:frame>
        <draw:frame draw:style-name="gr1" draw:text-style-name="P5" draw:layer="layout" svg:width="3.404cm" svg:height="3.404cm" svg:x="5.927cm" svg:y="11.982cm">
          <draw:image xlink:href="Pictures/1000020000000020000000208D4F09A2.gif" xlink:type="simple" xlink:show="embed" xlink:actuate="onLoad">
            <text:p/>
          </draw:image>
        </draw:frame>
        <draw:frame draw:style-name="gr1" draw:text-style-name="P5" draw:layer="layout" svg:width="3.405cm" svg:height="3.404cm" svg:x="10.283cm" svg:y="11.982cm">
          <draw:image xlink:href="Pictures/100002000000002000000020F3908A3F.gif" xlink:type="simple" xlink:show="embed" xlink:actuate="onLoad">
            <text:p/>
          </draw:image>
        </draw:frame>
        <draw:frame draw:style-name="gr1" draw:text-style-name="P5" draw:layer="layout" svg:width="3.404cm" svg:height="3.404cm" svg:x="14.775cm" svg:y="11.982cm">
          <draw:image xlink:href="Pictures/1000020000000020000000209E468E67.gif" xlink:type="simple" xlink:show="embed" xlink:actuate="onLoad">
            <text:p/>
          </draw:image>
        </draw:frame>
        <draw:frame draw:style-name="gr1" draw:text-style-name="P5" draw:layer="layout" svg:width="3.404cm" svg:height="3.405cm" svg:x="5.909cm" svg:y="8.448cm">
          <draw:image xlink:href="Pictures/100002000000002000000020B2D8A011.gif" xlink:type="simple" xlink:show="embed" xlink:actuate="onLoad">
            <text:p/>
          </draw:image>
        </draw:frame>
        <draw:frame draw:style-name="gr1" draw:text-style-name="P5" draw:layer="layout" svg:width="3.405cm" svg:height="3.405cm" svg:x="10.277cm" svg:y="8.448cm">
          <draw:image xlink:href="Pictures/100002000000002000000020C5E01EB6.gif" xlink:type="simple" xlink:show="embed" xlink:actuate="onLoad">
            <text:p/>
          </draw:image>
        </draw:frame>
        <draw:frame draw:style-name="gr1" draw:text-style-name="P5" draw:layer="layout" svg:width="3.405cm" svg:height="3.405cm" svg:x="14.757cm" svg:y="8.448cm">
          <draw:image xlink:href="Pictures/100002000000002000000020634DAE1C.gif" xlink:type="simple" xlink:show="embed" xlink:actuate="onLoad">
            <text:p/>
          </draw:image>
        </draw:frame>
        <draw:circle draw:style-name="gr3" draw:layer="layout" svg:width="0.254cm" svg:height="0.254cm" svg:x="7.061cm" svg:y="5.212cm">
          <text:p/>
        </draw:circle>
        <draw:circle draw:style-name="gr3" draw:layer="layout" svg:width="0.254cm" svg:height="0.254cm" svg:x="11.461cm" svg:y="5.212cm">
          <text:p/>
        </draw:circle>
        <draw:circle draw:style-name="gr3" draw:layer="layout" svg:width="0.254cm" svg:height="0.254cm" svg:x="15.961cm" svg:y="5.212cm">
          <text:p/>
        </draw:circle>
        <draw:circle draw:style-name="gr3" draw:layer="layout" svg:width="0.254cm" svg:height="0.254cm" svg:x="6.629cm" svg:y="10.246cm">
          <text:p/>
        </draw:circle>
        <draw:circle draw:style-name="gr3" draw:layer="layout" svg:width="0.254cm" svg:height="0.254cm" svg:x="10.998cm" svg:y="10.287cm">
          <text:p/>
        </draw:circle>
        <draw:circle draw:style-name="gr3" draw:layer="layout" svg:width="0.254cm" svg:height="0.254cm" svg:x="15.529cm" svg:y="10.246cm">
          <text:p/>
        </draw:circle>
        <draw:circle draw:style-name="gr3" draw:layer="layout" svg:width="0.254cm" svg:height="0.254cm" svg:x="7.468cm" svg:y="13.64cm">
          <text:p/>
        </draw:circle>
        <draw:circle draw:style-name="gr3" draw:layer="layout" svg:width="0.254cm" svg:height="0.254cm" svg:x="11.829cm" svg:y="13.646cm">
          <text:p/>
        </draw:circle>
        <draw:circle draw:style-name="gr3" draw:layer="layout" svg:width="0.254cm" svg:height="0.254cm" svg:x="16.329cm" svg:y="13.646cm">
          <text:p/>
        </draw:circle>
        <presentation:notes draw:style-name="dp2">
          <draw:page-thumbnail draw:layer="layout" svg:width="12.7cm" svg:height="9.525cm" svg:x="3.175cm" svg:y="1.905cm" draw:page-number="1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8-11-23T14:55:49.09</dc:date>
    <meta:editing-cycles>31</meta:editing-cycles>
    <meta:editing-duration>PT05H55M05S</meta:editing-duration>
    <meta:generator>OpenOffice.org/3.0$Win32 OpenOffice.org_project/300m9$Build-9358</meta:generator>
    <meta:document-statistic meta:object-count="43"/>
    <meta:user-defined meta:name="Info 2"/>
    <meta:user-defined meta:name="Info 3"/>
    <meta:user-defined meta:name="Info 4"/>
    <meta:user-defined meta:name="Version" meta:value-type="float">1</meta:user-defined>
  </office:meta>
</office:document-meta>
</file>